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paragraph-properties fo:text-align="center"/>
      <style:text-properties fo:font-weight="bold" style:font-weight-asian="bold" style:font-weight-complex="bold" fo:language="en" fo:country="US"/>
    </style:style>
    <style:style style:name="P3" style:parent-style-name="Normal" style:family="paragraph">
      <style:text-properties fo:font-weight="bold" style:font-weight-asian="bold" style:font-weight-complex="bold" fo:language="en" fo:country="US"/>
    </style:style>
    <style:style style:name="P4" style:parent-style-name="Normal" style:family="paragraph">
      <style:text-properties fo:language="en" fo:country="US"/>
    </style:style>
    <style:style style:name="P5" style:parent-style-name="Normal" style:family="paragraph">
      <style:text-properties fo:font-weight="bold" style:font-weight-asian="bold" style:font-weight-complex="bold"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font-weight="bold" style:font-weight-asian="bold" style:font-weight-complex="bold"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font-weight="bold" style:font-weight-asian="bold" style:font-weight-complex="bold"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ListParagraph" style:list-style-name="LFO2" style:family="paragraph">
      <style:text-properties fo:language="en" fo:country="US"/>
    </style:style>
    <style:style style:name="P21" style:parent-style-name="ListParagraph" style:list-style-name="LFO2" style:family="paragraph">
      <style:text-properties fo:language="en" fo:country="US"/>
    </style:style>
    <style:style style:name="P22" style:parent-style-name="ListParagraph" style:list-style-name="LFO2" style:family="paragraph">
      <style:text-properties fo:language="en" fo:country="US"/>
    </style:style>
    <style:style style:name="T23" style:parent-style-name="DefaultParagraphFont" style:family="text">
      <style:text-properties fo:language="en" fo:country="US"/>
    </style:style>
  </office:automatic-styles>
  <office:body>
    <office:text text:use-soft-page-breaks="true">
      <text:p text:style-name="P1"/>
      <text:p text:style-name="P2">Report: Interpreting the Trading Data and Recommendation</text:p>
      <text:p text:style-name="P3">Introduction</text:p>
      <text:p text:style-name="P4">This report analyzes the trading data presented in the provided visualization. The data is broken down into four key areas: Total Profitability Over Time, Completed Status by Transaction Type, Percentage of Completed Trades vs. Trade Amount, and Net Profitability per Trade. By examining these aspects, we can gain insights into the trading behavior and identify potential areas for improvement.</text:p>
      <text:p text:style-name="P5">DATA CLEANING</text:p>
      <text:p text:style-name="P6">Familiarized myself with each column to understand the data set. Proceeded to identify missing values, duplicates and any other inconsistency with the data. It was seen that<text:s/>a completed transaction does not have a cancelled time. Proceeded to split the start date and time into two columns, with one have the date and the other containing the time.</text:p>
      <text:p text:style-name="P7">Also, measures were created at varying points in the analysis to find certain column variables.</text:p>
      <text:p text:style-name="P8">Data Analysis</text:p>
      <text:p text:style-name="P9">1. Total Profitability Over Time</text:p>
      <text:p text:style-name="P10">The Total Profitability Over Time chart shows a steady increase in profitability over the observed period. This indicates that the trading strategy employed has been generally successful. However, there are some fluctuations in the trend, suggesting potential periods of higher or lower volatility in the market.</text:p>
      <text:p text:style-name="P11">2. Completed Status by Transaction Type</text:p>
      <text:p text:style-name="P12">The Completed Status by Transaction Type chart reveals that a significant portion of transactions are completed successfully. However, there is a non-negligible number of canceled and pending transactions. This suggests that there might be issues with order execution or market conditions that are preventing some trades from being completed.</text:p>
      <text:p text:style-name="P13">3. Percentage of Completed Trades vs. Trade Amount</text:p>
      <text:p text:style-name="P14">The Percentage of Completed Trades vs. Trade Amount chart shows a positive correlation between the percentage of completed trades and the trade amount. This indicates that larger trades are more likely to be completed successfully. This could be due to factors such as better liquidity for larger orders or more stringent risk management practices for larger trades.</text:p>
      <text:p text:style-name="P15">4. Net Profitability per Trade</text:p>
      <text:p text:style-name="P16">The Net Profitability per Trade metric shows a positive value, indicating that, on average, each trade generates a profit. This is a positive sign for the overall profitability of the trading strategy.</text:p>
      <text:p text:style-name="P17">Recommendations</text:p>
      <text:p text:style-name="P18">Improve Order Execution and Cancellation Rates:</text:p>
      <text:p text:style-name="P19">To improve the overall profitability and efficiency of the trading strategy, it is essential to address the issue of order cancellations. This could involve:</text:p>
      <text:soft-page-break/>
      <text:list text:style-name="LFO2" text:continue-numbering="true">
        <text:list-item>
          <text:p text:style-name="P20">Investigating Cancellation Reasons: Analyzing the reasons for order cancellations can help identify underlying issues and implement solutions to prevent them.</text:p>
        </text:list-item>
        <text:list-item>
          <text:p text:style-name="P21">Optimizing Order Placement: Implementing strategies to improve order placement, such as using limit orders or stop-loss orders, can reduce the likelihood of cancellations.<text:s/></text:p>
        </text:list-item>
        <text:list-item>
          <text:p text:style-name="P22">Monitoring Market Conditions: Keeping track of market conditions and adjusting trading strategies accordingly can help minimize cancellations during periods of high volatility or low liquidity.</text:p>
        </text:list-item>
      </text:list>
      <text:p text:style-name="Normal"><text:span text:style-name="T23">By focusing on improving order execution and reducing cancellation rates, the platform can increase overall profitability and enhance the trading experience for us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len Asante</meta:initial-creator>
    <dc:creator>Ellen Asante</dc:creator>
    <meta:creation-date>2024-11-11T22:01:00Z</meta:creation-date>
    <dc:date>2024-11-12T13:01:00Z</dc:date>
    <meta:template xlink:href="Normal" xlink:type="simple"/>
    <meta:editing-cycles>1</meta:editing-cycles>
    <meta:editing-duration>PT54000S</meta:editing-duration>
    <meta:document-statistic meta:page-count="2" meta:paragraph-count="6" meta:word-count="482" meta:character-count="3230" meta:row-count="22" meta:non-whitespace-character-count="2754"/>
  </office:meta>
</office:document-meta>
</file>